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Handler.handlerMetho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MethodMappingTests.ambiguousMatchOnPreFlightRequestWith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HandlerMethodMapping.isHandl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MappingTests.dire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MethodMappingTests.registerDupl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Handler.corsHand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MethodMap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HandlerMethodMapping.getMappingComparator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MethodMapping.getMatchingMapping( String pattern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ndlerMethodMappingTests.regist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MethodMappingTests.ambiguou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HandlerMethodMapping.getMappingForMethod( Method method , Class &lt; ? &gt;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HandlerMethodMapping.initCorsConfiguration( Object handler , Method method ,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HandlerMethodMapping.getDirectPaths(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MappingTests.registerMappingWithSameMethodAndTwoHandler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Handler.handler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MethodMappingTests.unregist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HandlerMethodMapping.get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MappingTests.ambiguousMatchOnPreFlightRequestWithoutCor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MethodMappingTests.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